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Nimbus Roman No9 L" fo:font-size="12pt" fo:font-style="normal" fo:font-weight="normal" style:font-name-asian="IPNHMB+TimesNew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style="normal" fo:font-weight="normal" fo:background-color="#ff950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Nimbus Roman No9 L" style:font-name-complex="Arial"/>
    </style:style>
    <style:style style:name="P8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4.4 <text:span text:style-name="T1">O ENTENDIMENTO DO <text:s/></text:span><text:span text:style-name="T2">QUE SE PEDE</text:span><text:span text:style-name="T1"> E AS CAUSAS DA INSATISFAÇÃO <text:s text:c="9"/>DOS CLIENTES</text:span></text:p>
      <text:p text:style-name="P1"><text:span text:style-name="T3"><text:tab/> </text:span><text:s text:c="4"/></text:p>
      <text:p text:style-name="P3">Ramires(2004) procurou solução para o problema : </text:p>
      <text:p text:style-name="P3"/>
      <text:p text:style-name="P8">“ falta de entendimento entre o que de facto de pede e o que se entende que foi pedido, originando que as soluções apresentadas pelos stakeholders que desenvolvem os sistemas não corresponde às expectativas daqueles <text:s/>que os requerem.”(Ramires, 2004)</text:p>
      <text:p text:style-name="P9"/>
      <text:p text:style-name="P3">O enunciado <text:s/>sugere que o software entregue não é de acordo com as expectativas dos stakholders requerentes, o que é um problema, e que isso é causado pelo fato de que os stakeholders requerentes do software pedem uma coisa mas os engenheiros entendem outra, o que é um problema por se só mas também uma causa para o problema anterior. O fato de podermos resolver o problema da falta de entendimento sobre o que de fato se pede e o que se entende que foi pedido não elimina o problema da não correspondência entre as características do software entregue e as necessidades atuais do requerente. Pois as divergências entre tais características entregues e estas necessidades atuais do cliente podem ter outra ou outras causas, como , por exemplo, mudanças de tais necessidades dos clientes.</text:p>
      <text:p text:style-name="P3"/>
      <text:p text:style-name="P3"><text:s/>O “como” os engenheiros desenvolvem a solução e a implementam não é o problema principal mas sim uma consequência do possível <text:s/>mal entendimento dos desenvolvedores sobre o que foi pedido, ou da falta de tecnologia , ou falta de processos adequados etc. O que não atende às necessidades é o “como” o software se comporta. <text:s/>Porém a forma como o software é desenvolvido reflete na qualidade dos software. <text:s/>Ramires afirma: <text:s/></text:p>
      <text:p text:style-name="P6"/>
      <text:p text:style-name="P8">“Na metodologia SQFD são estabelecidas ligações entre os requisitos e as soluções através <text:s/>de valores numéricos que expressam os pontos de vista dos stakeholders. Tem- se portanto que a ligação entre o que se pretende e o como implementar determinada solução que corresponda às expectativas dos stakeholders deriva naturalmente do próprio modelo SQFD, o que justifica a escolha da metodologia como solução para (1).” (Ramires , 2004)</text:p>
      <text:p text:style-name="P9"/>
      <text:p text:style-name="P4">Mas o QFD relaciona o “que se pede” com o “como implementar”. Não vemos , à primeira vista, como isso pode ajudar no problema na falta de entendimento. No entanto, olhando com mais atenção, verifica-se uma relação entre tais aspectos. A relação que se pode fazer é comparativa. Pode - se comparar o conjunto de características que o software teria, se determinado conjunto de ações fosse tomado, com <text:s/>o conjunto de características que o clientes espera que o software tenha.<text:span text:style-name="T4"> Mas , mesmo assim, o conjunto de características que o cliente quer (suas necessidades) é mutável, ao final do projeto provavelmente será diferente das do início do projeto. Assim, pensando dessa forma, pode-se chegar à conclusão de que mesmo que, por meio de validação de requisitos, se chegue a um consenso de que as visões são iguais, o cliente poderá, ao final do projeto não ficar satisfeito com as características do software. Pois as suas necessidades atuais <text:s/>já seriam outras. Ou seja, o conjunto de características do software estariam em desacordo com necessidades do cliente, agora não por causa de falta de entendimento entre o que se pede e o que se entende que foi pedido, mas talvez pela mudança no contexto no qual a organização cliente esta inserida. É bem verdade que tal mudança nas necessidades dariam-se somente se o contexto no qual a organização requerente esta inserida fizesse imposições. Porém não se pode ter certeza de quando o contexto vai impor tais mudanças, se isso vai demorar, se vai ser logo ou se está em fase de trasição.</text:span></text:p>
      <text:p text:style-name="P4"><text:tab/>A partir de essa reflexão podemos levantar a seguinte questão: dentre os fracassos <text:soft-page-break/>nos projetos de software cuja a causa de tal fracasso é atribuída à insatisfação do cliente com as características do software, tal insatisfação tem origem mais na falta de entendimento entre o que se pede e o que se entende que é pedido ou decorre mais de mudanças no contexto (social, econômico, histórico) no qual a organização requerente do software esta inserida? <text:s/></text:p>
      <text:p text:style-name="P4">Também pode ocorre a seguinte hipótese: o software <text:s/>talvez não correspondesse às necessidades do cliente devido aos conflitos entre requisitos ou restrições que fossem detectados a cada análise feita no conjunto de requisitos durante o processo de desenvolvimento, tais problemas <text:s text:c="2"/>limitariam a forma como o software seria produzido fazendo com que o conjunto de características que o software tivesse não fosse de acordo com as necessidades do cliente. <text:s/></text:p>
      <text:p text:style-name="P5">De qualquer forma, independentemente de quais sejam as causas da insatisfação do clientes, devemos propor abordagens que considerem tais causas.</text:p>
      <text:p text:style-name="P4"/>
      <text:p text:style-name="P4"><text:tab/>Sugerimos que haja uma diferenciação entre o significado de necessidades e o significado de expectativas dos clientes. Tal diferenciação que a aqui propomos tem o objetivo de facilitar o entendimento do problema da não satisfação do cliente. Então, utilizariamos o termo necessidades do cliente para fazer referência ao o que de fato o cliente precisa que seja satisfeito, e o termo expectativa referindo-se ao concenso entre solicitante e solicitado sobre o que realmente foi, é <text:s/>e será acordado diante do que se considera viável(lista de requisitos).</text:p>
      <text:p text:style-name="P5">Assim poderiamos fazer afirmações tais como “a negociação de requisitos de software é uma atividade tal que tem como fim guiar as tomadas de decições em situações de conflito visando a satisfação com o maior equilíbrio possível entre as espectativas dos stakeholders e que considera que as necessidades dos clientes mudam apartir de imposiçoes do contexto do qual fazem parte” sem correr o risco de se achar que necessidades e expectativas são as mesmas cois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5T15:35:30</meta:creation-date>
    <dc:date>2011-01-05T15:39:54</dc:date>
    <meta:editing-cycles>1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3" meta:word-count="914" meta:character-count="5630"/>
  </office:meta>
</office:document-meta>
</file>